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2"/>
          <table:table-cell office:value-type="string" calcext:value-type="string">
            <text:p>Cook</text:p>
          </table:table-cell>
          <table:table-cell table:formula="of:=[.J29]-[.K29]" office:value-type="float" office:value="20100" calcext:value-type="float">
            <text:p>20100</text:p>
          </table:table-cell>
          <table:table-cell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K29]-60000-[.L2]" office:value-type="float" office:value="40100" calcext:value-type="float">
            <text:p>40100</text:p>
          </table:table-cell>
          <table:table-cell table:number-columns-repeated="3"/>
          <table:table-cell table:formula="of:=[.K29]-[.K2]" office:value-type="float" office:value="173000" calcext:value-type="float">
            <text:p>173000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  <table:table-cell table:formula="of:=[.J29]-[.P3]" office:value-type="float" office:value="23900" calcext:value-type="float">
            <text:p>239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26:.F26])" office:value-type="float" office:value="1115.54112554113" calcext:value-type="float">
            <text:p>1115.5411255411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510.54112554113" calcext:value-type="float">
            <text:p>1510.5411255411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];[.D26];[.E26];[.F26])" office:value-type="float" office:value="1531.33059922534" calcext:value-type="float">
            <text:p>1531.3305992253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C26:.F26])" office:value-type="float" office:value="1510.54112554113" calcext:value-type="float">
            <text:p>1510.5411255411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" calcext:value-type="float">
            <text:p>6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26:.F26])" office:value-type="float" office:value="1926.33059922534" calcext:value-type="float">
            <text:p>1926.3305992253</text:p>
          </table:table-cell>
          <table:table-cell table:style-name="ce47" office:value-type="string" calcext:value-type="string">
            <text:p>Gevor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;[.F26])" office:value-type="float" office:value="1562.69423558897" calcext:value-type="float">
            <text:p>156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21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0" office:value-type="float" office:value="390" calcext:value-type="float">
            <text:p>390</text:p>
          </table:table-cell>
          <table:table-cell/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926.33059922534" calcext:value-type="float">
            <text:p>1926.3305992253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 table:formula="of:=SUM([.H4:.H28])" office:value-type="float" office:value="39978.2683982684" calcext:value-type="float">
            <text:p>39978.2683982684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196900" calcext:value-type="float">
            <text:p>196900</text:p>
          </table:table-cell>
          <table:table-cell table:style-name="ce15" table:formula="of:=SUM([.K2:.K27];[.K33])" office:value-type="float" office:value="176800" calcext:value-type="float">
            <text:p>176800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D54];[.F54])" office:value-type="float" office:value="1675.12899896801" calcext:value-type="float">
            <text:p>1675.128998968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149.6732026144" calcext:value-type="float">
            <text:p>37149.6732026144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table:number-columns-repeated="2"/>
          <table:table-cell table:style-name="ce15" table:formula="of:=SUM([.B59:.F59])" office:value-type="float" office:value="23300" calcext:value-type="float">
            <text:p>233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1230.29411764706" calcext:value-type="float">
            <text:p>1230.29411764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1230.29411764706" calcext:value-type="float">
            <text:p>1230.294117647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1230.29411764706" calcext:value-type="float">
            <text:p>1230.29411764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1230.29411764706" calcext:value-type="float">
            <text:p>1230.29411764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table:number-columns-repeated="3"/>
          <table:table-cell table:formula="of:=SUM([.B82:.F82])" office:value-type="float" office:value="1230.29411764706" calcext:value-type="float">
            <text:p>1230.294117647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:.F82])" office:value-type="float" office:value="1230.29411764706" calcext:value-type="float">
            <text:p>1230.2941176471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2:.F82])" office:value-type="float" office:value="1230.29411764706" calcext:value-type="float">
            <text:p>1230.29411764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3"/>
          <table:table-cell table:formula="of:=SUM([.B82:.F82])" office:value-type="float" office:value="1230.29411764706" calcext:value-type="float">
            <text:p>1230.29411764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795" calcext:value-type="float">
            <text:p>79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1230.29411764706" calcext:value-type="float">
            <text:p>1230.29411764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];[.D82];[.E82];[.F82])" office:value-type="float" office:value="870.294117647059" calcext:value-type="float">
            <text:p>870.294117647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1230.29411764706" calcext:value-type="float">
            <text:p>1230.294117647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:.F82])" office:value-type="float" office:value="795" calcext:value-type="float">
            <text:p>79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1230.29411764706" calcext:value-type="float">
            <text:p>1230.29411764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1230.29411764706" calcext:value-type="float">
            <text:p>1230.294117647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1230.29411764706" calcext:value-type="float">
            <text:p>1230.294117647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1230.29411764706" calcext:value-type="float">
            <text:p>1230.29411764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D82];[.F82])" office:value-type="float" office:value="1230.29411764706" calcext:value-type="float">
            <text:p>1230.29411764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20" office:value-type="float" office:value="360" calcext:value-type="float">
            <text:p>360</text:p>
          </table:table-cell>
          <table:table-cell table:formula="of:=[.D59]/20" office:value-type="float" office:value="435" calcext:value-type="float">
            <text:p>435</text:p>
          </table:table-cell>
          <table:table-cell table:formula="of:=[.E59]/22" office:value-type="float" office:value="0" calcext:value-type="float">
            <text:p>0</text:p>
          </table:table-cell>
          <table:table-cell table:formula="of:=[.F59]/20" office:value-type="float" office:value="0" calcext:value-type="float">
            <text:p>0</text:p>
          </table:table-cell>
          <table:table-cell/>
          <table:table-cell table:formula="of:=SUM([.B82:.F82])" office:value-type="float" office:value="1230.29411764706" calcext:value-type="float">
            <text:p>1230.294117647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C82];[.D82])" office:value-type="float" office:value="795" calcext:value-type="float">
            <text:p>79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22940" calcext:value-type="float">
            <text:p>2294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09:.F109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];[.D109];[.E109];[.F109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:.F109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D109];[.F109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6]/19" office:value-type="float" office:value="0" calcext:value-type="float">
            <text:p>0</text:p>
          </table:table-cell>
          <table:table-cell table:formula="of:=[.C86]/20" office:value-type="float" office:value="0" calcext:value-type="float">
            <text:p>0</text:p>
          </table:table-cell>
          <table:table-cell table:formula="of:=[.D86]/21" office:value-type="float" office:value="0" calcext:value-type="float">
            <text:p>0</text:p>
          </table:table-cell>
          <table:table-cell table:formula="of:=[.E86]/22" office:value-type="float" office:value="0" calcext:value-type="float">
            <text:p>0</text:p>
          </table:table-cell>
          <table:table-cell table:formula="of:=[.F86]/20" office:value-type="float" office:value="0" calcext:value-type="float">
            <text:p>0</text:p>
          </table:table-cell>
          <table:table-cell/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 table:formula="of:=SUM([.B109:.F109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09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13:59:54.8721807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19T14:00:26.958699753</dc:date>
    <meta:editing-duration>P10DT9H26M56S</meta:editing-duration>
    <meta:editing-cycles>3241</meta:editing-cycles>
    <meta:generator>LibreOffice/4.2.8.2$Linux_X86_64 LibreOffice_project/420m0$Build-2</meta:generator>
    <meta:document-statistic meta:table-count="19" meta:cell-count="8894" meta:object-count="0"/>
  </office:meta>
</office:document-meta>
</file>